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izedPattern.matchPath( TokenizedPath path , boolean isCase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izedPattern.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dPattern.endsWith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izedPatter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dPattern.Tokenized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dPattern.matchStartOf( TokenizedPath path , boolean case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izedPattern.rtrimWildcardToken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okenizedPattern.TokenizedPattern( String pattern , String [ ] toke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izedPattern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izedPatter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dPattern.containsPattern( String pa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kenizedPattern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dPattern.withoutLastToke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